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6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0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1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114cm"/>
    </style:style>
    <style:style style:name="gr12" style:family="graphic" style:parent-style-name="standard">
      <style:graphic-properties draw:stroke="none" svg:stroke-color="#000000" draw:fill="none" draw:fill-color="#ffffff" fo:min-height="3.3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6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cm" svg:height="4.9cm" svg:x="22.2cm" svg:y="9cm">
            <draw:text-box>
              <text:p text:style-name="P1"><text:span text:style-name="T1">A</text:span></text:p>
              <text:p text:style-name="P1"><text:span text:style-name="T1">R</text:span></text:p>
              <text:p text:style-name="P1"><text:span text:style-name="T1">D</text:span></text:p>
              <text:p text:style-name="P1"><text:span text:style-name="T1">U</text:span></text:p>
              <text:p text:style-name="P1"><text:span text:style-name="T1">I</text:span></text:p>
              <text:p text:style-name="P1"><text:span text:style-name="T1">N</text:span></text:p>
              <text:p text:style-name="P1"><text:span text:style-name="T1">O</text:span></text:p>
            </draw:text-box>
          </draw:frame>
          <draw:custom-shape draw:style-name="gr2" draw:text-style-name="P1" draw:layer="layout" svg:width="1.1cm" svg:height="1cm" svg:x="26.7cm" svg:y="15.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3" draw:text-style-name="P3" draw:layer="layout" svg:width="2.2cm" svg:height="1.5cm" svg:x="24cm" svg:y="10.8cm">
            <text:p text:style-name="P1"><text:span text:style-name="T2">MQTT</text:span></text:p>
          </draw:rect>
          <draw:rect draw:style-name="gr4" draw:text-style-name="P1" draw:layer="layout" svg:width="2.2cm" svg:height="2.5cm" svg:x="24cm" svg:y="12.3cm">
            <text:p/>
          </draw:rect>
          <draw:frame draw:style-name="gr5" draw:text-style-name="P4" draw:layer="layout" svg:width="1.403cm" svg:height="1.3cm" svg:x="24.333cm" svg:y="13.283cm">
            <draw:text-box draw:corner-radius="0.021cm">
              <text:p text:style-name="P1"><text:span text:style-name="T3">TCP/IP</text:span></text:p>
            </draw:text-box>
          </draw:frame>
          <draw:rect draw:style-name="gr4" draw:text-style-name="P1" draw:layer="layout" svg:width="2.2cm" svg:height="1.7cm" svg:x="24cm" svg:y="9.1cm">
            <text:p/>
          </draw:rect>
          <draw:frame draw:style-name="gr6" draw:text-style-name="P5" draw:layer="layout" svg:width="1.903cm" svg:height="1.361cm" svg:x="24.097cm" svg:y="9.2cm">
            <draw:text-box>
              <text:p text:style-name="P1"><text:span text:style-name="T1">MQTT</text:span></text:p>
              <text:p text:style-name="P1"><text:span text:style-name="T1">client</text:span></text:p>
            </draw:text-box>
          </draw:frame>
          <draw:rect draw:style-name="gr3" draw:text-style-name="P5" xml:id="id1" draw:id="id1" draw:layer="layout" svg:width="2.2cm" svg:height="2.8cm" svg:x="24cm" svg:y="6.3cm">
            <text:p text:style-name="P1"><text:span text:style-name="T1">ROC</text:span></text:p>
            <text:p text:style-name="P1"><text:span text:style-name="T1">duino</text:span></text:p>
            <text:p text:style-name="P1"><text:span text:style-name="T1">turnout</text:span></text:p>
            <text:p text:style-name="P1"><text:span text:style-name="T1">decoder</text:span></text:p>
          </draw:rect>
          <draw:ellipse draw:style-name="gr3" draw:text-style-name="P6" xml:id="id3" draw:id="id3" draw:layer="layout" svg:width="1.5cm" svg:height="0.9cm" svg:x="26.8cm" svg:y="7.9cm">
            <text:p text:style-name="P1"><text:span text:style-name="T4">relais</text:span></text:p>
          </draw:ellipse>
          <draw:ellipse draw:style-name="gr3" draw:text-style-name="P6" xml:id="id2" draw:id="id2" draw:layer="layout" svg:width="1.4cm" svg:height="0.9cm" svg:x="26.8cm" svg:y="6.7cm">
            <text:p text:style-name="P1"><text:span text:style-name="T4">servo</text:span></text:p>
          </draw:ellipse>
          <draw:rect draw:style-name="gr3" draw:text-style-name="P3" draw:layer="layout" svg:width="2.2cm" svg:height="1.5cm" svg:x="24cm" svg:y="10.801cm">
            <text:p text:style-name="P1"><text:span text:style-name="T2">MQTT</text:span></text:p>
          </draw:rect>
          <draw:rect draw:style-name="gr4" draw:text-style-name="P1" draw:layer="layout" svg:width="2.2cm" svg:height="1.301cm" svg:x="24cm" svg:y="13.5cm">
            <text:p/>
          </draw:rect>
          <draw:line draw:style-name="gr7" draw:text-style-name="P1" draw:layer="layout" svg:x1="23cm" svg:y1="6.5cm" svg:x2="23.9cm" svg:y2="6.5cm">
            <text:p/>
          </draw:line>
          <draw:line draw:style-name="gr7" draw:text-style-name="P1" draw:layer="layout" svg:x1="23cm" svg:y1="14.7cm" svg:x2="23.9cm" svg:y2="14.7cm">
            <text:p/>
          </draw:line>
          <draw:line draw:style-name="gr7" draw:text-style-name="P1" draw:layer="layout" svg:x1="23cm" svg:y1="6.5cm" svg:x2="23cm" svg:y2="14.7cm">
            <text:p/>
          </draw:line>
          <draw:frame draw:style-name="gr8" draw:text-style-name="P6" draw:layer="layout" svg:width="2.179cm" svg:height="1.661cm" svg:x="24.121cm" svg:y="13.5cm">
            <draw:text-box>
              <text:p text:style-name="P1"><text:span text:style-name="T4">RF24 </text:span></text:p>
              <text:p text:style-name="P1"><text:span text:style-name="T4">network</text:span></text:p>
            </draw:text-box>
          </draw:frame>
          <draw:ellipse draw:style-name="gr3" draw:text-style-name="P3" draw:layer="layout" svg:width="2.8cm" svg:height="1.3cm" svg:x="23.4cm" svg:y="15.7cm">
            <text:p text:style-name="P1"><text:span text:style-name="T2">NRF24</text:span></text:p>
          </draw:ellipse>
          <draw:line draw:style-name="gr7" draw:text-style-name="P6" draw:layer="layout" svg:x1="24.8cm" svg:y1="14.8cm" svg:x2="24.8cm" svg:y2="15.7cm">
            <text:p/>
          </draw:line>
          <draw:frame draw:style-name="gr9" draw:text-style-name="P4" draw:layer="layout" svg:width="1.993cm" svg:height="0.763cm" svg:x="24.007cm" svg:y="12.6cm">
            <draw:text-box draw:corner-radius="0.021cm">
              <text:p text:style-name="P1"><text:span text:style-name="T3">TCP/IP</text:span></text:p>
            </draw:text-box>
          </draw:frame>
          <draw:connector draw:style-name="gr4" draw:text-style-name="P5" draw:layer="layout" svg:x1="26.2cm" svg:y1="7.7cm" svg:x2="26.8cm" svg:y2="7.15cm" draw:start-shape="id1" draw:start-glue-point="1" draw:end-shape="id2" draw:end-glue-point="3" svg:d="M26200 7700h300v-550h300">
            <text:p/>
          </draw:connector>
          <draw:connector draw:style-name="gr4" draw:text-style-name="P5" draw:layer="layout" svg:x1="26.2cm" svg:y1="7.7cm" svg:x2="26.8cm" svg:y2="8.35cm" draw:start-shape="id1" draw:start-glue-point="1" draw:end-shape="id3" draw:end-glue-point="3" svg:d="M26200 7700h300v650h300">
            <text:p/>
          </draw:connector>
        </draw:g>
        <draw:g>
          <draw:frame draw:style-name="gr1" draw:text-style-name="P2" draw:layer="layout" svg:width="0.7cm" svg:height="4.9cm" svg:x="6.7cm" svg:y="8.9cm">
            <draw:text-box>
              <text:p text:style-name="P1"><text:span text:style-name="T1">A</text:span></text:p>
              <text:p text:style-name="P1"><text:span text:style-name="T1">R</text:span></text:p>
              <text:p text:style-name="P1"><text:span text:style-name="T1">D</text:span></text:p>
              <text:p text:style-name="P1"><text:span text:style-name="T1">U</text:span></text:p>
              <text:p text:style-name="P1"><text:span text:style-name="T1">I</text:span></text:p>
              <text:p text:style-name="P1"><text:span text:style-name="T1">N</text:span></text:p>
              <text:p text:style-name="P1"><text:span text:style-name="T1">O</text:span></text:p>
            </draw:text-box>
          </draw:frame>
          <draw:rect draw:style-name="gr3" draw:text-style-name="P3" draw:layer="layout" svg:width="2.2cm" svg:height="1.5cm" svg:x="3.4cm" svg:y="10.7cm">
            <text:p text:style-name="P1"><text:span text:style-name="T2">MQTT</text:span></text:p>
          </draw:rect>
          <draw:custom-shape draw:style-name="gr2" draw:text-style-name="P1" draw:layer="layout" svg:width="1.3cm" svg:height="1cm" svg:x="1.7cm" svg:y="15.9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4" draw:text-style-name="P1" draw:layer="layout" svg:width="2.2cm" svg:height="1.7cm" svg:x="3.4cm" svg:y="9cm">
            <text:p/>
          </draw:rect>
          <draw:frame draw:style-name="gr6" draw:text-style-name="P5" draw:layer="layout" svg:width="1.903cm" svg:height="1.361cm" svg:x="3.497cm" svg:y="9.2cm">
            <draw:text-box>
              <text:p text:style-name="P1"><text:span text:style-name="T1">MQTT</text:span></text:p>
              <text:p text:style-name="P1"><text:span text:style-name="T1">client</text:span></text:p>
            </draw:text-box>
          </draw:frame>
          <draw:rect draw:style-name="gr3" draw:text-style-name="P5" xml:id="id5" draw:id="id5" draw:layer="layout" svg:width="2.2cm" svg:height="2.6cm" svg:x="3.4cm" svg:y="6.4cm">
            <text:p text:style-name="P1"><text:span text:style-name="T1">ROC</text:span></text:p>
            <text:p text:style-name="P1"><text:span text:style-name="T1">duino</text:span></text:p>
            <text:p text:style-name="P1"><text:span text:style-name="T1">sensor</text:span></text:p>
            <text:p text:style-name="P1"><text:span text:style-name="T1">decoder</text:span></text:p>
          </draw:rect>
          <draw:ellipse draw:style-name="gr3" draw:text-style-name="P6" xml:id="id6" draw:id="id6" draw:layer="layout" svg:width="1.4cm" svg:height="0.9cm" svg:x="1.2cm" svg:y="6.7cm">
            <text:p text:style-name="P1"><text:span text:style-name="T4">sensor</text:span></text:p>
          </draw:ellipse>
          <draw:ellipse draw:style-name="gr3" draw:text-style-name="P6" xml:id="id4" draw:id="id4" draw:layer="layout" svg:width="1.4cm" svg:height="0.9cm" svg:x="1.2cm" svg:y="7.7cm">
            <text:p text:style-name="P1"><text:span text:style-name="T4">sensor</text:span></text:p>
          </draw:ellipse>
          <draw:line draw:style-name="gr7" draw:text-style-name="P1" draw:layer="layout" svg:x1="5.8cm" svg:y1="6.5cm" svg:x2="6.7cm" svg:y2="6.5cm">
            <text:p/>
          </draw:line>
          <draw:line draw:style-name="gr7" draw:text-style-name="P1" draw:layer="layout" svg:x1="6.7cm" svg:y1="6.5cm" svg:x2="6.7cm" svg:y2="14.5cm">
            <text:p/>
          </draw:line>
          <draw:line draw:style-name="gr7" draw:text-style-name="P1" draw:layer="layout" svg:x1="5.8cm" svg:y1="14.5cm" svg:x2="6.7cm" svg:y2="14.5cm">
            <text:p/>
          </draw:line>
          <draw:rect draw:style-name="gr4" draw:text-style-name="P1" draw:layer="layout" svg:width="2.2cm" svg:height="2.5cm" svg:x="3.4cm" svg:y="12.2cm">
            <text:p/>
          </draw:rect>
          <draw:frame draw:style-name="gr10" draw:text-style-name="P4" draw:layer="layout" svg:width="2.092cm" svg:height="1.275cm" svg:x="3.408cm" svg:y="12.4cm">
            <draw:text-box draw:corner-radius="0.021cm">
              <text:p text:style-name="P1"><text:span text:style-name="T3">TCP/IP</text:span></text:p>
            </draw:text-box>
          </draw:frame>
          <draw:frame draw:style-name="gr5" draw:text-style-name="P4" draw:layer="layout" svg:width="1.403cm" svg:height="1.3cm" svg:x="3.733cm" svg:y="13.183cm">
            <draw:text-box draw:corner-radius="0.021cm">
              <text:p text:style-name="P1"><text:span text:style-name="T3">TCP/IP</text:span></text:p>
            </draw:text-box>
          </draw:frame>
          <draw:rect draw:style-name="gr4" draw:text-style-name="P1" draw:layer="layout" svg:width="2.2cm" svg:height="1.301cm" svg:x="3.4cm" svg:y="13.4cm">
            <text:p/>
          </draw:rect>
          <draw:frame draw:style-name="gr8" draw:text-style-name="P6" draw:layer="layout" svg:width="2.079cm" svg:height="1.661cm" svg:x="3.421cm" svg:y="13.439cm">
            <draw:text-box>
              <text:p text:style-name="P1"><text:span text:style-name="T4">RF24 </text:span></text:p>
              <text:p text:style-name="P1"><text:span text:style-name="T4">network</text:span></text:p>
            </draw:text-box>
          </draw:frame>
          <draw:ellipse draw:style-name="gr3" draw:text-style-name="P3" draw:layer="layout" svg:width="2.8cm" svg:height="1.3cm" svg:x="3.3cm" svg:y="15.8cm">
            <text:p text:style-name="P1"><text:span text:style-name="T2">NRF24</text:span></text:p>
          </draw:ellipse>
          <draw:line draw:style-name="gr7" draw:text-style-name="P6" draw:layer="layout" svg:x1="4.7cm" svg:y1="14.7cm" svg:x2="4.7cm" svg:y2="15.8cm">
            <text:p/>
          </draw:line>
          <draw:connector draw:style-name="gr4" draw:text-style-name="P5" draw:layer="layout" svg:x1="2.6cm" svg:y1="8.15cm" svg:x2="3.4cm" svg:y2="7.7cm" draw:start-shape="id4" draw:start-glue-point="1" draw:end-shape="id5" draw:end-glue-point="3" svg:d="M2600 8150h400v-450h400">
            <text:p/>
          </draw:connector>
          <draw:connector draw:style-name="gr4" draw:text-style-name="P5" draw:layer="layout" svg:x1="3.4cm" svg:y1="7.7cm" svg:x2="2.6cm" svg:y2="7.15cm" draw:start-shape="id5" draw:start-glue-point="3" draw:end-shape="id6" draw:end-glue-point="1" svg:d="M3400 7700h-400v-550h-400">
            <text:p/>
          </draw:connector>
        </draw:g>
        <draw:custom-shape draw:style-name="gr2" draw:text-style-name="P1" draw:layer="layout" svg:width="2.2cm" svg:height="1cm" svg:x="9.1cm" svg:y="15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2cm" svg:height="1cm" svg:x="18.1cm" svg:y="15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1" draw:layer="layout" svg:width="2.2cm" svg:height="1.7cm" svg:x="13.2cm" svg:y="9.2cm">
          <text:p/>
        </draw:rect>
        <draw:rect draw:style-name="gr3" draw:text-style-name="P5" draw:layer="layout" svg:width="2.2cm" svg:height="1.6cm" draw:transform="skewX (0.0075049157835742) rotate (0.0076794487087736) translate (13.2cm 7.6cm)">
          <text:p text:style-name="P1"><text:span text:style-name="T1">MOS</text:span></text:p>
          <text:p text:style-name="P1"><text:span text:style-name="T1">QUITTO</text:span></text:p>
        </draw:rect>
        <draw:ellipse draw:style-name="gr3" draw:text-style-name="P3" draw:layer="layout" svg:width="2.8cm" svg:height="1.3cm" svg:x="12.8cm" svg:y="15.8cm">
          <text:p text:style-name="P1"><text:span text:style-name="T2">NRF24</text:span></text:p>
        </draw:ellipse>
        <draw:rect draw:style-name="gr3" draw:text-style-name="P3" draw:layer="layout" svg:width="5.2cm" svg:height="1.5cm" svg:x="10.2cm" svg:y="10.9cm">
          <text:p text:style-name="P1"><text:span text:style-name="T2">MQTT</text:span></text:p>
        </draw:rect>
        <draw:frame draw:style-name="gr6" draw:text-style-name="P5" draw:layer="layout" svg:width="1.903cm" svg:height="1.361cm" svg:x="13.297cm" svg:y="9.383cm">
          <draw:text-box>
            <text:p text:style-name="P1"><text:span text:style-name="T1">MQTT</text:span></text:p>
            <text:p text:style-name="P1"><text:span text:style-name="T1">client</text:span></text:p>
          </draw:text-box>
        </draw:frame>
        <draw:rect draw:style-name="gr3" draw:text-style-name="P3" draw:layer="layout" svg:width="7.3cm" svg:height="1.5cm" svg:x="10.2cm" svg:y="10.883cm">
          <text:p text:style-name="P1"><text:span text:style-name="T2">MQTT</text:span></text:p>
        </draw:rect>
        <draw:rect draw:style-name="gr3" draw:text-style-name="P6" draw:layer="layout" svg:width="7.3cm" svg:height="1cm" svg:x="10.2cm" svg:y="12.4cm">
          <text:p text:style-name="P1"><text:span text:style-name="T4">TCP/IP</text:span></text:p>
        </draw:rect>
        <draw:rect draw:style-name="gr3" draw:text-style-name="P5" draw:layer="layout" svg:width="2.5cm" svg:height="1.6cm" svg:x="10.2cm" svg:y="7.6cm">
          <text:p text:style-name="P1"><text:span text:style-name="T1">ROCRAIL</text:span></text:p>
          <text:p text:style-name="P1"><text:span text:style-name="T1"/></text:p>
        </draw:rect>
        <draw:ellipse draw:style-name="gr3" draw:text-style-name="P3" draw:layer="layout" svg:width="2.4cm" svg:height="1cm" svg:x="18.1cm" svg:y="12.5cm">
          <text:p text:style-name="P1"><text:span text:style-name="T2">WIFI</text:span></text:p>
        </draw:ellipse>
        <draw:frame draw:style-name="gr11" draw:text-style-name="P7" draw:layer="layout" svg:width="1.795cm" svg:height="0.721cm" svg:x="10.605cm" svg:y="8.379cm">
          <draw:text-box>
            <text:p><text:span text:style-name="T4">server</text:span></text:p>
          </draw:text-box>
        </draw:frame>
        <draw:frame draw:style-name="gr12" draw:text-style-name="P2" draw:layer="layout" svg:width="0.6cm" svg:height="3.581cm" svg:x="8.7cm" svg:y="9.419cm">
          <draw:text-box>
            <text:p><text:span text:style-name="T1">R</text:span></text:p>
            <text:p><text:span text:style-name="T1">A</text:span></text:p>
            <text:p><text:span text:style-name="T1">S</text:span></text:p>
            <text:p><text:span text:style-name="T1">P</text:span></text:p>
            <text:p><text:span text:style-name="T1">I</text:span></text:p>
            <text:p><text:span text:style-name="T1"/></text:p>
          </draw:text-box>
        </draw:frame>
        <draw:rect draw:style-name="gr3" draw:text-style-name="P6" draw:layer="layout" svg:width="7.3cm" svg:height="1.2cm" svg:x="10.2cm" svg:y="13.4cm">
          <text:p text:style-name="P1"><text:span text:style-name="T4">RF24 HOST/GATEWAY</text:span></text:p>
        </draw:rect>
        <draw:line draw:style-name="gr7" draw:text-style-name="P6" draw:layer="layout" svg:x1="14.2cm" svg:y1="14.6cm" svg:x2="14.2cm" svg:y2="15.8cm">
          <text:p/>
        </draw:line>
        <draw:line draw:style-name="gr7" draw:text-style-name="P6" draw:layer="layout" svg:x1="9.4cm" svg:y1="7.2cm" svg:x2="9.5cm" svg:y2="14.6cm">
          <text:p/>
        </draw:line>
        <draw:line draw:style-name="gr7" draw:text-style-name="P5" draw:layer="layout" svg:x1="18.1cm" svg:y1="13cm" svg:x2="17.5cm" svg:y2="13cm">
          <text:p/>
        </draw:line>
        <draw:line draw:style-name="gr7" draw:text-style-name="P5" draw:layer="layout" svg:x1="9.4cm" svg:y1="7.2cm" svg:x2="10.1cm" svg:y2="7.2cm">
          <text:p/>
        </draw:line>
        <draw:line draw:style-name="gr7" draw:text-style-name="P5" draw:layer="layout" svg:x1="9.5cm" svg:y1="14.6cm" svg:x2="9.9cm" svg:y2="14.6cm">
          <text:p/>
        </draw:line>
        <draw:rect draw:style-name="gr3" draw:text-style-name="P5" draw:layer="layout" svg:width="1.8cm" svg:height="2.9cm" svg:x="15.7cm" svg:y="8cm">
          <text:p text:style-name="P1"><text:span text:style-name="T1">Rocar</text:span></text:p>
          <text:p text:style-name="P1"><text:span text:style-name="T1">sys</text:span></text:p>
          <text:p text:style-name="P1"><text:span text:style-name="T1">web</text:span></text:p>
          <text:p text:style-name="P1"><text:span text:style-name="T1">site</text:span></text:p>
        </draw:rect>
        <draw:frame draw:style-name="gr13" draw:layer="layout" svg:width="4.066cm" svg:height="0.962cm" svg:x="12.6cm" svg:y="1.8cm">
          <draw:text-box>
            <text:p>ROCARSYS</text:p>
          </draw:text-box>
        </draw:frame>
        <draw:line draw:style-name="gr7" draw:text-style-name="P1" draw:layer="layout" svg:x1="12.8cm" svg:y1="2.7cm" svg:x2="16.3cm" svg:y2="2.7cm">
          <text:p/>
        </draw:line>
        <draw:frame draw:style-name="gr14" draw:text-style-name="P8" draw:layer="layout" svg:width="4.68cm" svg:height="0.645cm" svg:x="23.8cm" svg:y="19.055cm">
          <draw:text-box>
            <text:p><text:span text:style-name="T5">Version 0.2 d.d 1 july 2016</text:span></text:p>
          </draw:text-box>
        </draw:frame>
        <draw:frame draw:style-name="gr15" draw:text-style-name="P8" draw:layer="layout" svg:width="4.151cm" svg:height="0.645cm" svg:x="23.9cm" svg:y="18.655cm">
          <draw:text-box>
            <text:p><text:span text:style-name="T5">Designed by Eporocrail</text:span></text:p>
          </draw:text-box>
        </draw:frame>
        <draw:rect draw:style-name="gr4" draw:text-style-name="P1" draw:layer="layout" svg:width="2.5cm" svg:height="1.7cm" svg:x="10.2cm" svg:y="9.2cm">
          <text:p/>
        </draw:rect>
        <draw:frame draw:style-name="gr16" draw:text-style-name="P5" draw:layer="layout" svg:width="2.163cm" svg:height="1.361cm" svg:x="10.31cm" svg:y="9.383cm">
          <draw:text-box>
            <text:p text:style-name="P1"><text:span text:style-name="T1">MQTT</text:span></text:p>
            <text:p text:style-name="P1"><text:span text:style-name="T1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lard Postma</meta:initial-creator>
    <meta:creation-date>2016-06-30T07:01:26</meta:creation-date>
    <dc:date>2016-07-10T07:59:39</dc:date>
    <dc:creator>Ellard Postma</dc:creator>
    <meta:editing-duration>PT3H41M41S</meta:editing-duration>
    <meta:editing-cycles>21</meta:editing-cycles>
    <meta:generator>OpenOffice/4.1.1$Unix OpenOffice.org_project/411m6$Build-9775</meta:generator>
    <meta:document-statistic meta:object-count="69"/>
  </office:meta>
</office:document-meta>
</file>